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6bdcb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6bdc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16bdcb" style:font-size-asian="14pt" style:font-size-complex="14pt"/>
    </style:style>
    <style:style style:name="P4" style:family="paragraph" style:parent-style-name="Standard">
      <style:paragraph-properties fo:margin-left="10.005cm" fo:margin-right="0cm" fo:text-align="start" style:justify-single-word="false" fo:text-indent="0cm" style:auto-text-indent="false"/>
      <style:text-properties officeooo:paragraph-rsid="0016bdcb"/>
    </style:style>
    <style:style style:name="P5" style:family="paragraph" style:parent-style-name="Standard">
      <style:paragraph-properties fo:margin-left="10.005cm" fo:margin-right="0cm" fo:text-align="start" style:justify-single-word="false" fo:text-indent="0cm" style:auto-text-indent="false"/>
      <style:text-properties fo:font-style="italic" officeooo:paragraph-rsid="0016bdcb" style:font-style-asian="italic" style:font-style-complex="italic"/>
    </style:style>
    <style:style style:name="P6" style:family="paragraph" style:parent-style-name="Standard">
      <style:paragraph-properties fo:margin-left="10.005cm" fo:margin-right="0cm" fo:text-align="start" style:justify-single-word="false" fo:text-indent="0cm" style:auto-text-indent="false"/>
      <style:text-properties fo:font-style="italic" fo:font-weight="normal" officeooo:rsid="00185259" officeooo:paragraph-rsid="0016bdcb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fo:font-weight="bold" officeooo:rsid="0016bdcb" officeooo:paragraph-rsid="00185259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fo:font-weight="bold" officeooo:rsid="0016bdcb" officeooo:paragraph-rsid="0019bc5e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fo:font-weight="normal" officeooo:rsid="0016bdcb" officeooo:paragraph-rsid="0016bdcb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fo:font-weight="normal" officeooo:rsid="0016bdcb" officeooo:paragraph-rsid="00185259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fo:font-weight="normal" officeooo:rsid="0016bdcb" officeooo:paragraph-rsid="0019bc5e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fo:font-weight="normal" officeooo:rsid="00185259" officeooo:paragraph-rsid="00185259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fo:font-weight="normal" officeooo:rsid="0019bc5e" officeooo:paragraph-rsid="0019bc5e" style:font-style-asian="italic" style:font-weight-asian="normal" style:font-style-complex="italic" style:font-weight-complex="normal"/>
    </style:style>
    <style:style style:name="P14" style:family="paragraph" style:parent-style-name="Footer">
      <style:paragraph-properties fo:text-align="center" style:justify-single-word="false"/>
      <style:text-properties officeooo:rsid="0016bdcb" officeooo:paragraph-rsid="0016bdcb"/>
    </style:style>
    <style:style style:name="P15" style:family="paragraph" style:parent-style-name="Preformatted_20_Text">
      <loext:graphic-properties draw:fill="solid" draw:fill-color="#0f111a" draw:opacity="100%"/>
      <style:paragraph-properties fo:background-color="#0f111a"/>
      <style:text-properties fo:color="#c3cee3" style:font-name="DejaVu Sans Mono"/>
    </style:style>
    <style:style style:name="P16" style:family="paragraph" style:parent-style-name="Preformatted_20_Text">
      <loext:graphic-properties draw:fill="solid" draw:fill-color="#0f111a" draw:opacity="100%"/>
      <style:paragraph-properties fo:background-color="#0f111a"/>
      <style:text-properties fo:color="#c3cee3"/>
    </style:style>
    <style:style style:name="P17" style:family="paragraph" style:parent-style-name="Preformatted_20_Text">
      <loext:graphic-properties draw:fill="solid" draw:fill-color="#0f111a" draw:opacity="100%"/>
      <style:paragraph-properties fo:background-color="#0f111a"/>
      <style:text-properties fo:color="#c3cee3" officeooo:rsid="0019bc5e" officeooo:paragraph-rsid="0019bc5e"/>
    </style:style>
    <style:style style:name="P18" style:family="paragraph" style:parent-style-name="Preformatted_20_Text">
      <loext:graphic-properties draw:fill="solid" draw:fill-color="#0f111a" draw:opacity="100%"/>
      <style:paragraph-properties fo:background-color="#0f111a"/>
      <style:text-properties fo:color="#89ddff" style:font-name="DejaVu Sans Mono"/>
    </style:style>
    <style:style style:name="P19" style:family="paragraph" style:parent-style-name="Preformatted_20_Text">
      <loext:graphic-properties draw:fill="solid" draw:fill-color="#0f111a" draw:opacity="100%"/>
      <style:paragraph-properties fo:background-color="#0f111a"/>
      <style:text-properties fo:color="#89ddff"/>
    </style:style>
    <style:style style:name="P20" style:family="paragraph" style:parent-style-name="Preformatted_20_Text">
      <loext:graphic-properties draw:fill="solid" draw:fill-color="#0f111a" draw:opacity="100%"/>
      <style:paragraph-properties fo:margin-top="0cm" fo:margin-bottom="0.499cm" loext:contextual-spacing="false" fo:background-color="#0f111a"/>
      <style:text-properties fo:color="#c3cee3" style:font-name="DejaVu Sans Mono"/>
    </style:style>
    <style:style style:name="P21" style:family="paragraph" style:parent-style-name="Preformatted_20_Text">
      <loext:graphic-properties draw:fill="solid" draw:fill-color="#0f111a" draw:opacity="100%"/>
      <style:paragraph-properties fo:margin-top="0cm" fo:margin-bottom="0.499cm" loext:contextual-spacing="false" fo:background-color="#0f111a"/>
      <style:text-properties fo:color="#c3cee3" style:font-name="DejaVu Sans Mono" officeooo:paragraph-rsid="00185259"/>
    </style:style>
    <style:style style:name="P22" style:family="paragraph" style:parent-style-name="Preformatted_20_Text">
      <loext:graphic-properties draw:fill="solid" draw:fill-color="#0f111a" draw:opacity="100%"/>
      <style:paragraph-properties fo:margin-top="0cm" fo:margin-bottom="0.499cm" loext:contextual-spacing="false" fo:background-color="#0f111a"/>
      <style:text-properties fo:color="#89ddff" style:font-name="DejaVu Sans Mono"/>
    </style:style>
    <style:style style:name="P23" style:family="paragraph" style:parent-style-name="Preformatted_20_Text">
      <loext:graphic-properties draw:fill="solid" draw:fill-color="#0f111a" draw:opacity="100%"/>
      <style:paragraph-properties fo:margin-top="0cm" fo:margin-bottom="0.499cm" loext:contextual-spacing="false" fo:background-color="#0f111a"/>
      <style:text-properties fo:color="#89ddff" style:font-name="DejaVu Sans Mono" officeooo:rsid="00185259" officeooo:paragraph-rsid="00185259"/>
    </style:style>
    <style:style style:name="P24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color="#c3cee3" style:font-name="DejaVu Sans Mono" fo:font-style="italic" fo:font-weight="normal" officeooo:rsid="00185259" officeooo:paragraph-rsid="00185259" style:font-style-asian="italic" style:font-weight-asian="normal" style:font-style-complex="italic" style:font-weight-complex="normal"/>
    </style:style>
    <style:style style:name="P25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color="#c3cee3" style:font-name="DejaVu Sans Mono" fo:font-style="italic" fo:font-weight="normal" officeooo:rsid="0016bdcb" officeooo:paragraph-rsid="00185259" fo:background-color="#060d21" style:font-style-asian="italic" style:font-weight-asian="normal" style:font-style-complex="italic" style:font-weight-complex="normal"/>
    </style:style>
    <style:style style:name="P26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color="#c3cee3" style:font-name="DejaVu Sans Mono" fo:font-style="italic" fo:font-weight="normal" officeooo:rsid="0016bdcb" officeooo:paragraph-rsid="0019bc5e" fo:background-color="#060d21" style:font-style-asian="italic" style:font-weight-asian="normal" style:font-style-complex="italic" style:font-weight-complex="normal"/>
    </style:style>
    <style:style style:name="P27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color="#c3cee3" style:font-name="DejaVu Sans Mono" fo:font-style="italic" fo:font-weight="normal" officeooo:rsid="00185259" officeooo:paragraph-rsid="00185259" fo:background-color="#060d21" style:font-style-asian="italic" style:font-weight-asian="normal" style:font-style-complex="italic" style:font-weight-complex="normal"/>
    </style:style>
    <style:style style:name="P28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color="#c3cee3" style:font-name="DejaVu Sans Mono" fo:font-style="italic" fo:font-weight="normal" officeooo:rsid="0019bc5e" officeooo:paragraph-rsid="0019bc5e" fo:background-color="#060d21" style:font-style-asian="italic" style:font-weight-asian="normal" style:font-style-complex="italic" style:font-weight-complex="normal"/>
    </style:style>
    <style:style style:name="P29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color="#c3cee3" style:font-name="DejaVu Sans Mono" officeooo:paragraph-rsid="00185259" fo:background-color="#060d21"/>
    </style:style>
    <style:style style:name="T1" style:family="text">
      <style:text-properties officeooo:rsid="0016bdcb"/>
    </style:style>
    <style:style style:name="T2" style:family="text">
      <style:text-properties officeooo:rsid="00185259"/>
    </style:style>
    <style:style style:name="T3" style:family="text">
      <style:text-properties fo:color="#82aaff"/>
    </style:style>
    <style:style style:name="T4" style:family="text">
      <style:text-properties fo:color="#82aaff" fo:background-color="#060d21" loext:char-shading-value="0"/>
    </style:style>
    <style:style style:name="T5" style:family="text">
      <style:text-properties fo:color="#82aaff" fo:background-color="#060d21" loext:char-shading-value="0"/>
    </style:style>
    <style:style style:name="T6" style:family="text">
      <style:text-properties fo:color="#82aaff" style:font-name="DejaVu Sans Mono"/>
    </style:style>
    <style:style style:name="T7" style:family="text">
      <style:text-properties fo:color="#c3e88d"/>
    </style:style>
    <style:style style:name="T8" style:family="text">
      <style:text-properties fo:color="#c3e88d" style:font-name="DejaVu Sans Mono"/>
    </style:style>
    <style:style style:name="T9" style:family="text">
      <style:text-properties fo:color="#c3e88d" fo:background-color="#060d21" loext:char-shading-value="0"/>
    </style:style>
    <style:style style:name="T10" style:family="text">
      <style:text-properties fo:color="#c792ea" fo:font-style="italic"/>
    </style:style>
    <style:style style:name="T11" style:family="text">
      <style:text-properties fo:color="#c792ea" style:font-name="DejaVu Sans Mono" fo:font-style="italic"/>
    </style:style>
    <style:style style:name="T12" style:family="text">
      <style:text-properties fo:color="#89ddff"/>
    </style:style>
    <style:style style:name="T13" style:family="text">
      <style:text-properties fo:color="#89ddff" style:font-name="DejaVu Sans Mono"/>
    </style:style>
    <style:style style:name="T14" style:family="text">
      <style:text-properties style:font-name="DejaVu Sans Mono"/>
    </style:style>
    <style:style style:name="T15" style:family="text">
      <style:text-properties fo:color="#717cb4"/>
    </style:style>
    <style:style style:name="T16" style:family="text">
      <style:text-properties fo:color="#717cb4" style:font-name="DejaVu Sans Mono" fo:font-style="italic"/>
    </style:style>
    <style:style style:name="T17" style:family="text">
      <style:text-properties fo:color="#f78c6c"/>
    </style:style>
    <style:style style:name="T18" style:family="text">
      <style:text-properties fo:color="#f78c6c" style:font-name="DejaVu Sans Mono"/>
    </style:style>
    <style:style style:name="T19" style:family="text">
      <style:text-properties fo:background-color="#000000" loext:char-shading-value="0"/>
    </style:style>
    <style:style style:name="T20" style:family="text">
      <style:text-properties fo:background-color="#060d21" loext:char-shading-value="0"/>
    </style:style>
    <style:style style:name="T21" style:family="text">
      <style:text-properties fo:background-color="#060d21" loext:char-shading-value="0"/>
    </style:style>
    <style:style style:name="T22" style:family="text">
      <style:text-properties fo:color="#ffcb6b"/>
    </style:style>
    <style:style style:name="T23" style:family="text">
      <style:text-properties fo:color="#ffcb6b" style:font-name="DejaVu Sans Mono"/>
    </style:style>
    <style:style style:name="T24" style:family="text">
      <style:text-properties fo:color="#ffcb6b" style:font-name="DejaVu Sans Mono" fo:font-weight="bold"/>
    </style:style>
    <style:style style:name="T25" style:family="text">
      <style:text-properties fo:color="#eeffe3" style:font-name="DejaVu Sans Mono"/>
    </style:style>
    <style:style style:name="T26" style:family="text">
      <style:text-properties fo:color="#eeffff"/>
    </style:style>
    <style:style style:name="T27" style:family="text">
      <style:text-properties fo:color="#eeffff" style:font-name="DejaVu Sans Mono"/>
    </style:style>
    <style:style style:name="T28" style:family="text">
      <style:text-properties fo:color="#ff4965" style:font-name="DejaVu Sans Mono" fo:font-style="italic"/>
    </style:style>
    <style:style style:name="T29" style:family="text">
      <style:text-properties officeooo:rsid="0019bc5e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НАУКИ И ВЫСШЕГО ОБРАЗОВАНИЯ РОССИЙСКОЙ ФЕДЕРАЦИИ</text:p>
      <text:p text:style-name="P1"/>
      <text:p text:style-name="P1"><text:s/>Федеральное государственное образовательное учреждение высшего образования</text:p>
      <text:p text:style-name="P1"/>
      <text:p text:style-name="P1"><text:s/>Санкт-Петербургский национальный исследовательский университет информационных технологий, механики и оптики</text:p>
      <text:p text:style-name="P1"/>
      <text:p text:style-name="P1"><text:s/>Мегафакультет трансляционных информационных технологий </text:p>
      <text:p text:style-name="P1"/>
      <text:p text:style-name="P1">Факультет информационных технологий и программирования </text:p>
      <text:p text:style-name="P1"/>
      <text:p text:style-name="P3">Лабораторные работы №1-<text:span text:style-name="T1">3</text:span></text:p>
      <text:p text:style-name="P1"/>
      <text:p text:style-name="P2">По дисциплине «Программирование»</text:p>
      <text:p text:style-name="P1"><text:s/></text:p>
      <text:p text:style-name="P4">Выполнил студент группы</text:p>
      <text:p text:style-name="P4">№M3106</text:p>
      <text:p text:style-name="P4"/>
      <text:p text:style-name="P5"><text:span text:style-name="T1">Казаков Никита Андреевич</text:span></text:p>
      <text:p text:style-name="P4"/>
      <text:p text:style-name="P4">Проверил</text:p>
      <text:p text:style-name="P4"/>
      <text:p text:style-name="P5">Повышев Владислав Вячеславович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12"><text:soft-page-break/></text:p>
      <text:p text:style-name="P12"/>
      <text:p text:style-name="P8">Лабораторная работа №<text:span text:style-name="T29">3</text:span></text:p>
      <text:p text:style-name="P11">Перегрузка операторов.</text:p>
      <text:p text:style-name="P11"/>
      <text:p text:style-name="P11">Согласно варианту описать указанные типы данных и поместить их в отдельный</text:p>
      <text:p text:style-name="P11">заголовочный файл, в нем же описать операторы, указанные в варианте. Реализацию</text:p>
      <text:p text:style-name="P11">функций поместить с отдельный cpp файл.</text:p>
      <text:p text:style-name="P11">Написать программу, проверяющую правильность работы – для наглядности и лучшего</text:p>
      <text:p text:style-name="P11">усвоения материала использовать как явный, так и не явный метод вызова функций</text:p>
      <text:p text:style-name="P11">операторов (см. пример в конце задания).</text:p>
      <text:p text:style-name="P11"/>
      <text:p text:style-name="P13">main.cpp</text:p>
      <text:p text:style-name="P13"/>
      <text:p text:style-name="P26"><text:span text:style-name="T3">#include </text:span><text:span text:style-name="T7">&lt;iostream&gt; <text:s text:c="61"/></text:span></text:p>
      <text:p text:style-name="P15"><text:span text:style-name="T3">#include </text:span><text:span text:style-name="T7">&lt;vector&gt;</text:span></text:p>
      <text:p text:style-name="P15"><text:span text:style-name="T3">#include </text:span><text:span text:style-name="T7">"functions.h"</text:span></text:p>
      <text:p text:style-name="P15"><text:span text:style-name="T10">using namespace </text:span>std<text:span text:style-name="T12">;</text:span></text:p>
      <text:p text:style-name="P15"><text:span text:style-name="T10">int </text:span>main<text:span text:style-name="T12">() {</text:span></text:p>
      <text:p text:style-name="P16"><text:span text:style-name="T12"><text:s text:c="4"/></text:span><text:span text:style-name="T14">vector </text:span><text:span text:style-name="T13">&lt;</text:span><text:span text:style-name="T11">int</text:span><text:span text:style-name="T13">&gt; </text:span><text:span text:style-name="T14">new_pos </text:span><text:span text:style-name="T13">= {</text:span><text:span text:style-name="T18">1</text:span><text:span text:style-name="T13">, </text:span><text:span text:style-name="T18">2</text:span><text:span text:style-name="T13">};</text:span></text:p>
      <text:p text:style-name="P16"><text:span text:style-name="T12"><text:s text:c="4"/></text:span><text:span text:style-name="T14">Triangle mem</text:span><text:span text:style-name="T13">(</text:span><text:span text:style-name="T18">9</text:span><text:span text:style-name="T13">, </text:span><text:span text:style-name="T18">15</text:span><text:span text:style-name="T13">, </text:span><text:span text:style-name="T18">20</text:span><text:span text:style-name="T13">, </text:span><text:span text:style-name="T18">13</text:span><text:span text:style-name="T13">, </text:span><text:span text:style-name="T18">20</text:span><text:span text:style-name="T13">, </text:span><text:span text:style-name="T18">5</text:span><text:span text:style-name="T13">);</text:span></text:p>
      <text:p text:style-name="P16"><text:span text:style-name="T12"><text:s text:c="4"/></text:span><text:span text:style-name="T14">Triangle mem_2</text:span><text:span text:style-name="T13">(</text:span><text:span text:style-name="T18">10</text:span><text:span text:style-name="T13">, </text:span><text:span text:style-name="T18">16</text:span><text:span text:style-name="T13">, </text:span><text:span text:style-name="T18">21</text:span><text:span text:style-name="T13">, </text:span><text:span text:style-name="T18">14</text:span><text:span text:style-name="T13">, </text:span><text:span text:style-name="T18">21</text:span><text:span text:style-name="T13">, </text:span><text:span text:style-name="T18">6</text:span><text:span text:style-name="T13">);</text:span></text:p>
      <text:p text:style-name="P16"><text:span text:style-name="T12"><text:s text:c="4"/></text:span><text:span text:style-name="T14">Array_int array_1</text:span><text:span text:style-name="T13">(</text:span><text:span text:style-name="T18">5</text:span><text:span text:style-name="T13">, </text:span><text:span text:style-name="T18">1</text:span><text:span text:style-name="T13">);</text:span></text:p>
      <text:p text:style-name="P16"><text:span text:style-name="T12"><text:s text:c="4"/></text:span><text:span text:style-name="T14">Array_int array_2</text:span><text:span text:style-name="T13">(</text:span><text:span text:style-name="T18">6</text:span><text:span text:style-name="T13">, </text:span><text:span text:style-name="T18">2</text:span><text:span text:style-name="T13">);</text:span></text:p>
      <text:p text:style-name="P16"><text:span text:style-name="T12"><text:s text:c="4"/></text:span><text:span text:style-name="T11">if </text:span><text:span text:style-name="T13">(</text:span><text:span text:style-name="T14">mem_2 </text:span><text:span text:style-name="T13">== </text:span><text:span text:style-name="T14">mem</text:span><text:span text:style-name="T13">)</text:span></text:p>
      <text:p text:style-name="P16"><text:span text:style-name="T12"><text:s text:c="8"/></text:span><text:span text:style-name="T14">cout </text:span><text:span text:style-name="T13">&lt;&lt; </text:span><text:span text:style-name="T14">mem</text:span><text:span text:style-name="T13">.</text:span><text:span text:style-name="T14">area</text:span><text:span text:style-name="T13">() 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11">if </text:span><text:span text:style-name="T13">(</text:span><text:span text:style-name="T14">mem </text:span><text:span text:style-name="T13">&lt; </text:span><text:span text:style-name="T14">mem_2</text:span><text:span text:style-name="T13">)</text:span></text:p>
      <text:p text:style-name="P16"><text:span text:style-name="T12"><text:s text:c="8"/></text:span><text:span text:style-name="T14">cout </text:span><text:span text:style-name="T13">&lt;&lt; </text:span><text:span text:style-name="T14">mem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14">mem</text:span><text:span text:style-name="T13">.</text:span><text:span text:style-name="T14">transport</text:span><text:span text:style-name="T13">(</text:span><text:span text:style-name="T14">new_pos</text:span><text:span text:style-name="T13">);</text:span></text:p>
      <text:p text:style-name="P16"><text:span text:style-name="T12"><text:s text:c="4"/></text:span><text:span text:style-name="T14">cout </text:span><text:span text:style-name="T13">&lt;&lt; </text:span><text:span text:style-name="T14">mem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11">if </text:span><text:span text:style-name="T13">(</text:span><text:span text:style-name="T14">array_1 </text:span><text:span text:style-name="T13">&lt; </text:span><text:span text:style-name="T14">array_2</text:span><text:span text:style-name="T13">)</text:span></text:p>
      <text:p text:style-name="P16"><text:span text:style-name="T12"><text:s text:c="8"/></text:span><text:span text:style-name="T14">cout </text:span><text:span text:style-name="T13">&lt;&lt; </text:span><text:span text:style-name="T14">array_1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14">cout </text:span><text:span text:style-name="T13">&lt;&lt; </text:span><text:span text:style-name="T14">array_2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14">array_1 </text:span><text:span text:style-name="T13">= </text:span><text:span text:style-name="T14">array_1 </text:span><text:span text:style-name="T13">+ </text:span><text:span text:style-name="T14">array_2</text:span><text:span text:style-name="T13">;</text:span></text:p>
      <text:p text:style-name="P16"><text:span text:style-name="T12"><text:s text:c="4"/></text:span><text:span text:style-name="T14">cout </text:span><text:span text:style-name="T13">&lt;&lt; </text:span><text:span text:style-name="T14">array_1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7"><text:span text:style-name="T13"><text:s text:c="4"/>return 0;</text:span></text:p>
      <text:p text:style-name="P22">}</text:p>
      <text:p text:style-name="P13">functions.cpp</text:p>
      <text:p text:style-name="P13"/>
      <text:p text:style-name="P28"><text:span text:style-name="T3">#include </text:span><text:span text:style-name="T7">&lt;iostream&gt; <text:s text:c="65"/></text:span></text:p>
      <text:p text:style-name="P15"><text:span text:style-name="T3">#include </text:span><text:span text:style-name="T7">&lt;cmath&gt;</text:span></text:p>
      <text:p text:style-name="P15"><text:span text:style-name="T3">#include </text:span><text:span text:style-name="T7">&lt;vector&gt;</text:span></text:p>
      <text:p text:style-name="P15"><text:span text:style-name="T3">#include </text:span><text:span text:style-name="T7">"functions.h"</text:span></text:p>
      <text:p text:style-name="P15">Triangle<text:span text:style-name="T12">::</text:span>Triangle <text:span text:style-name="T12">(</text:span><text:span text:style-name="T10">double </text:span>x_1<text:span text:style-name="T12">, </text:span><text:span text:style-name="T10">double </text:span>x_2<text:span text:style-name="T12">, </text:span><text:span text:style-name="T10">double </text:span>y_1<text:span text:style-name="T12">, </text:span><text:span text:style-name="T10">double </text:span>y_2<text:span text:style-name="T12">, </text:span><text:span text:style-name="T10">double </text:span>z_1<text:span text:style-name="T12">, </text:span><text:span text:style-name="T10">double </text:span>z_2<text:span text:style-name="T12">) : </text:span>a_x<text:span text:style-name="T12">(</text:span>x_1<text:span text:style-name="T12">), </text:span>a_y<text:span text:style-name="T12">(</text:span>x_2<text:span text:style-name="T12">),</text:span></text:p>
      <text:p text:style-name="P16"><text:span text:style-name="T12"><text:s text:c="78"/></text:span><text:span text:style-name="T14">b_x</text:span><text:span text:style-name="T13">(</text:span><text:span text:style-name="T14">y_1</text:span><text:span text:style-name="T13">), </text:span><text:span text:style-name="T14">b_y</text:span><text:span text:style-name="T13">(</text:span><text:span text:style-name="T14">y_2</text:span><text:span text:style-name="T13">), </text:span><text:span text:style-name="T14">c_x</text:span><text:span text:style-name="T13">(</text:span><text:span text:style-name="T14">z_1</text:span><text:span text:style-name="T13">), </text:span><text:span text:style-name="T14">c_y</text:span><text:span text:style-name="T13">(</text:span><text:span text:style-name="T14">z_2</text:span><text:span text:style-name="T13">){}</text:span></text:p>
      <text:p text:style-name="P15"><text:span text:style-name="T10">double </text:span>Triangle<text:span text:style-name="T12">::</text:span>area <text:span text:style-name="T12">() </text:span><text:span text:style-name="T10">const </text:span><text:span text:style-name="T12">{</text:span></text:p>
      <text:p text:style-name="P16"><text:span text:style-name="T12"><text:s text:c="4"/></text:span><text:span text:style-name="T11">double </text:span><text:span text:style-name="T14">a_side </text:span><text:span text:style-name="T13">= </text:span><text:span text:style-name="T14">sqrt</text:span><text:span text:style-name="T13">(</text:span><text:span text:style-name="T14">pow</text:span><text:span text:style-name="T13">(</text:span><text:span text:style-name="T11">this</text:span><text:span text:style-name="T13">-&gt;</text:span><text:span text:style-name="T14">a_x </text:span><text:span text:style-name="T13">- </text:span><text:span text:style-name="T11">this</text:span><text:span text:style-name="T13">-&gt;</text:span><text:span text:style-name="T14">b_x</text:span><text:span text:style-name="T13">, </text:span><text:span text:style-name="T18">2</text:span><text:span text:style-name="T13">) + </text:span><text:span text:style-name="T14">pow</text:span><text:span text:style-name="T13">(</text:span><text:span text:style-name="T11">this</text:span><text:span text:style-name="T13">-&gt;</text:span><text:span text:style-name="T14">a_y </text:span><text:span text:style-name="T13">- </text:span><text:span text:style-name="T11">this</text:span><text:span text:style-name="T13">-&gt;</text:span><text:span text:style-name="T14">b_y</text:span><text:span text:style-name="T13">, </text:span><text:span text:style-name="T18">2</text:span><text:span text:style-name="T13">));</text:span></text:p>
      <text:p text:style-name="P16"><text:span text:style-name="T12"><text:s text:c="4"/></text:span><text:span text:style-name="T11">double </text:span><text:span text:style-name="T14">b_side </text:span><text:span text:style-name="T13">= </text:span><text:span text:style-name="T14">sqrt</text:span><text:span text:style-name="T13">(</text:span><text:span text:style-name="T14">pow</text:span><text:span text:style-name="T13">(</text:span><text:span text:style-name="T11">this</text:span><text:span text:style-name="T13">-&gt;</text:span><text:span text:style-name="T14">b_x </text:span><text:span text:style-name="T13">- </text:span><text:span text:style-name="T11">this</text:span><text:span text:style-name="T13">-&gt;</text:span><text:span text:style-name="T14">c_x</text:span><text:span text:style-name="T13">, </text:span><text:span text:style-name="T18">2</text:span><text:span text:style-name="T13">) + </text:span><text:span text:style-name="T14">pow</text:span><text:span text:style-name="T13">(</text:span><text:span text:style-name="T11">this</text:span><text:span text:style-name="T13">-&gt;</text:span><text:span text:style-name="T14">b_y </text:span><text:span text:style-name="T13">- </text:span><text:span text:style-name="T11">this</text:span><text:span text:style-name="T13">-&gt;</text:span><text:span text:style-name="T14">c_y</text:span><text:span text:style-name="T13">, </text:span><text:span text:style-name="T18">2</text:span><text:span text:style-name="T13">));</text:span></text:p>
      <text:p text:style-name="P16"><text:soft-page-break/><text:span text:style-name="T12"><text:s text:c="4"/></text:span><text:span text:style-name="T11">double </text:span><text:span text:style-name="T14">c_side </text:span><text:span text:style-name="T13">= </text:span><text:span text:style-name="T14">sqrt</text:span><text:span text:style-name="T13">(</text:span><text:span text:style-name="T14">pow</text:span><text:span text:style-name="T13">(</text:span><text:span text:style-name="T11">this</text:span><text:span text:style-name="T13">-&gt;</text:span><text:span text:style-name="T14">c_x </text:span><text:span text:style-name="T13">- </text:span><text:span text:style-name="T11">this</text:span><text:span text:style-name="T13">-&gt;</text:span><text:span text:style-name="T14">a_x</text:span><text:span text:style-name="T13">, </text:span><text:span text:style-name="T18">2</text:span><text:span text:style-name="T13">) + </text:span><text:span text:style-name="T14">pow</text:span><text:span text:style-name="T13">(</text:span><text:span text:style-name="T11">this</text:span><text:span text:style-name="T13">-&gt;</text:span><text:span text:style-name="T14">c_y </text:span><text:span text:style-name="T13">- </text:span><text:span text:style-name="T11">this</text:span><text:span text:style-name="T13">-&gt;</text:span><text:span text:style-name="T14">a_y</text:span><text:span text:style-name="T13">, </text:span><text:span text:style-name="T18">2</text:span><text:span text:style-name="T13">));</text:span></text:p>
      <text:p text:style-name="P16"><text:span text:style-name="T12"><text:s text:c="4"/></text:span><text:span text:style-name="T11">double </text:span><text:span text:style-name="T14">per </text:span><text:span text:style-name="T13">= (</text:span><text:span text:style-name="T14">a_side </text:span><text:span text:style-name="T13">+ </text:span><text:span text:style-name="T14">b_side </text:span><text:span text:style-name="T13">+ </text:span><text:span text:style-name="T14">c_side</text:span><text:span text:style-name="T13">) / </text:span><text:span text:style-name="T18">2.</text:span><text:span text:style-name="T13">;</text:span></text:p>
      <text:p text:style-name="P16"><text:span text:style-name="T12"><text:s text:c="4"/></text:span><text:span text:style-name="T11">return </text:span><text:span text:style-name="T14">sqrt</text:span><text:span text:style-name="T13">(</text:span><text:span text:style-name="T14">per </text:span><text:span text:style-name="T13">* (</text:span><text:span text:style-name="T14">per </text:span><text:span text:style-name="T13">- </text:span><text:span text:style-name="T14">a_side</text:span><text:span text:style-name="T13">) * (</text:span><text:span text:style-name="T14">per </text:span><text:span text:style-name="T13">- </text:span><text:span text:style-name="T14">b_side</text:span><text:span text:style-name="T13">) * (</text:span><text:span text:style-name="T14">per </text:span><text:span text:style-name="T13">- </text:span><text:span text:style-name="T14">c_side</text:span><text:span text:style-name="T13">));</text:span></text:p>
      <text:p text:style-name="P18">}</text:p>
      <text:p text:style-name="P15"><text:span text:style-name="T10">void </text:span>Triangle<text:span text:style-name="T12">::</text:span>transport <text:span text:style-name="T12">(</text:span>std<text:span text:style-name="T12">::</text:span>vector <text:span text:style-name="T12">&lt;</text:span><text:span text:style-name="T10">int</text:span><text:span text:style-name="T12">&gt; </text:span>new_pos<text:span text:style-name="T12">) {</text:span></text:p>
      <text:p text:style-name="P16"><text:span text:style-name="T12"><text:s text:c="4"/></text:span><text:span text:style-name="T11">if </text:span><text:span text:style-name="T13">(!</text:span><text:span text:style-name="T14">new_pos</text:span><text:span text:style-name="T13">.</text:span><text:span text:style-name="T14">empty</text:span><text:span text:style-name="T13">()) {</text:span></text:p>
      <text:p text:style-name="P16"><text:span text:style-name="T12"><text:s text:c="8"/></text:span><text:span text:style-name="T11">this</text:span><text:span text:style-name="T13">-&gt;</text:span><text:span text:style-name="T14">a_x </text:span><text:span text:style-name="T13">+= </text:span><text:span text:style-name="T14">new_pos</text:span><text:span text:style-name="T13">[</text:span><text:span text:style-name="T18">0</text:span><text:span text:style-name="T13">];</text:span></text:p>
      <text:p text:style-name="P19"><text:s text:c="4"/><text:span text:style-name="T14">}</text:span></text:p>
      <text:p text:style-name="P16"><text:span text:style-name="T12"><text:s text:c="4"/></text:span><text:span text:style-name="T11">if </text:span><text:span text:style-name="T13">(</text:span><text:span text:style-name="T14">new_pos</text:span><text:span text:style-name="T13">.</text:span><text:span text:style-name="T14">size</text:span><text:span text:style-name="T13">() &gt; </text:span><text:span text:style-name="T18">1</text:span><text:span text:style-name="T13">) {</text:span></text:p>
      <text:p text:style-name="P16"><text:span text:style-name="T12"><text:s text:c="8"/></text:span><text:span text:style-name="T11">this</text:span><text:span text:style-name="T13">-&gt;</text:span><text:span text:style-name="T14">a_y </text:span><text:span text:style-name="T13">+= </text:span><text:span text:style-name="T14">new_pos</text:span><text:span text:style-name="T13">[</text:span><text:span text:style-name="T18">1</text:span><text:span text:style-name="T13">];</text:span></text:p>
      <text:p text:style-name="P19"><text:s text:c="4"/><text:span text:style-name="T14">}</text:span></text:p>
      <text:p text:style-name="P16"><text:span text:style-name="T12"><text:s text:c="4"/></text:span><text:span text:style-name="T11">if </text:span><text:span text:style-name="T13">(</text:span><text:span text:style-name="T14">new_pos</text:span><text:span text:style-name="T13">.</text:span><text:span text:style-name="T14">size</text:span><text:span text:style-name="T13">() &gt; </text:span><text:span text:style-name="T18">2</text:span><text:span text:style-name="T13">) {</text:span></text:p>
      <text:p text:style-name="P16"><text:span text:style-name="T12"><text:s text:c="8"/></text:span><text:span text:style-name="T11">this</text:span><text:span text:style-name="T13">-&gt;</text:span><text:span text:style-name="T14">b_x </text:span><text:span text:style-name="T13">+= </text:span><text:span text:style-name="T14">new_pos</text:span><text:span text:style-name="T13">[</text:span><text:span text:style-name="T18">2</text:span><text:span text:style-name="T13">];</text:span></text:p>
      <text:p text:style-name="P19"><text:s text:c="4"/><text:span text:style-name="T14">}</text:span></text:p>
      <text:p text:style-name="P16"><text:span text:style-name="T12"><text:s text:c="4"/></text:span><text:span text:style-name="T11">if </text:span><text:span text:style-name="T13">(</text:span><text:span text:style-name="T14">new_pos</text:span><text:span text:style-name="T13">.</text:span><text:span text:style-name="T14">size</text:span><text:span text:style-name="T13">() &gt; </text:span><text:span text:style-name="T18">3</text:span><text:span text:style-name="T13">) {</text:span></text:p>
      <text:p text:style-name="P16"><text:span text:style-name="T12"><text:s text:c="8"/></text:span><text:span text:style-name="T11">this</text:span><text:span text:style-name="T13">-&gt;</text:span><text:span text:style-name="T14">b_y </text:span><text:span text:style-name="T13">+= </text:span><text:span text:style-name="T14">new_pos</text:span><text:span text:style-name="T13">[</text:span><text:span text:style-name="T18">3</text:span><text:span text:style-name="T13">];</text:span></text:p>
      <text:p text:style-name="P19"><text:s text:c="4"/><text:span text:style-name="T14">}</text:span></text:p>
      <text:p text:style-name="P16"><text:span text:style-name="T12"><text:s text:c="4"/></text:span><text:span text:style-name="T11">if </text:span><text:span text:style-name="T13">(</text:span><text:span text:style-name="T14">new_pos</text:span><text:span text:style-name="T13">.</text:span><text:span text:style-name="T14">size</text:span><text:span text:style-name="T13">() &gt; </text:span><text:span text:style-name="T18">4</text:span><text:span text:style-name="T13">) {</text:span></text:p>
      <text:p text:style-name="P16"><text:span text:style-name="T12"><text:s text:c="8"/></text:span><text:span text:style-name="T11">this</text:span><text:span text:style-name="T13">-&gt;</text:span><text:span text:style-name="T14">c_x </text:span><text:span text:style-name="T13">+= </text:span><text:span text:style-name="T14">new_pos</text:span><text:span text:style-name="T13">[</text:span><text:span text:style-name="T18">4</text:span><text:span text:style-name="T13">];</text:span></text:p>
      <text:p text:style-name="P19"><text:s text:c="4"/><text:span text:style-name="T14">}</text:span></text:p>
      <text:p text:style-name="P16"><text:span text:style-name="T12"><text:s text:c="4"/></text:span><text:span text:style-name="T11">if </text:span><text:span text:style-name="T13">(</text:span><text:span text:style-name="T14">new_pos</text:span><text:span text:style-name="T13">.</text:span><text:span text:style-name="T14">size</text:span><text:span text:style-name="T13">() &gt; </text:span><text:span text:style-name="T18">5</text:span><text:span text:style-name="T13">) {</text:span></text:p>
      <text:p text:style-name="P16"><text:span text:style-name="T12"><text:s text:c="8"/></text:span><text:span text:style-name="T11">this</text:span><text:span text:style-name="T13">-&gt;</text:span><text:span text:style-name="T14">c_y </text:span><text:span text:style-name="T13">+= </text:span><text:span text:style-name="T14">new_pos</text:span><text:span text:style-name="T13">[</text:span><text:span text:style-name="T18">5</text:span><text:span text:style-name="T13">];</text:span></text:p>
      <text:p text:style-name="P19"><text:s text:c="4"/><text:span text:style-name="T14">}</text:span></text:p>
      <text:p text:style-name="P18">}</text:p>
      <text:p text:style-name="P15">Array_int <text:span text:style-name="T12">&amp;</text:span>Array_int<text:span text:style-name="T12">::</text:span><text:span text:style-name="T10">operator</text:span><text:span text:style-name="T12">= (</text:span><text:span text:style-name="T10">const </text:span>Array_int <text:span text:style-name="T12">&amp;</text:span>right<text:span text:style-name="T12">) {</text:span></text:p>
      <text:p text:style-name="P16"><text:span text:style-name="T12"><text:s text:c="4"/></text:span><text:span text:style-name="T11">if </text:span><text:span text:style-name="T13">(</text:span><text:span text:style-name="T11">this </text:span><text:span text:style-name="T13">!= &amp;</text:span><text:span text:style-name="T14">right</text:span><text:span text:style-name="T13">) {</text:span></text:p>
      <text:p text:style-name="P16"><text:span text:style-name="T12"><text:s text:c="8"/></text:span><text:span text:style-name="T11">this</text:span><text:span text:style-name="T13">-&gt;</text:span><text:span text:style-name="T14">size </text:span><text:span text:style-name="T13">= </text:span><text:span text:style-name="T14">right</text:span><text:span text:style-name="T13">.</text:span><text:span text:style-name="T14">size</text:span><text:span text:style-name="T13">;</text:span></text:p>
      <text:p text:style-name="P16"><text:span text:style-name="T12"><text:s text:c="8"/></text:span><text:span text:style-name="T11">delete</text:span><text:span text:style-name="T13">[] </text:span><text:span text:style-name="T11">this</text:span><text:span text:style-name="T13">-&gt;</text:span><text:span text:style-name="T14">body</text:span><text:span text:style-name="T13">;</text:span></text:p>
      <text:p text:style-name="P16"><text:span text:style-name="T12"><text:s text:c="8"/></text:span><text:span text:style-name="T11">this</text:span><text:span text:style-name="T13">-&gt;</text:span><text:span text:style-name="T14">body </text:span><text:span text:style-name="T13">= </text:span><text:span text:style-name="T11">new int</text:span><text:span text:style-name="T13">[</text:span><text:span text:style-name="T11">this</text:span><text:span text:style-name="T13">-&gt;</text:span><text:span text:style-name="T14">size</text:span><text:span text:style-name="T13">];</text:span></text:p>
      <text:p text:style-name="P16"><text:span text:style-name="T12"><text:s text:c="8"/></text:span><text:span text:style-name="T11">for </text:span><text:span text:style-name="T13">(</text:span><text:span text:style-name="T11">int </text:span><text:span text:style-name="T14">i </text:span><text:span text:style-name="T13">= </text:span><text:span text:style-name="T18">0</text:span><text:span text:style-name="T13">; </text:span><text:span text:style-name="T14">i </text:span><text:span text:style-name="T13">&lt; </text:span><text:span text:style-name="T11">this</text:span><text:span text:style-name="T13">-&gt;</text:span><text:span text:style-name="T14">size</text:span><text:span text:style-name="T13">; </text:span><text:span text:style-name="T14">i</text:span><text:span text:style-name="T13">++) {</text:span></text:p>
      <text:p text:style-name="P16"><text:span text:style-name="T12"><text:s text:c="12"/></text:span><text:span text:style-name="T11">this</text:span><text:span text:style-name="T13">-&gt;</text:span><text:span text:style-name="T14">body</text:span><text:span text:style-name="T13">[</text:span><text:span text:style-name="T14">i</text:span><text:span text:style-name="T13">] = </text:span><text:span text:style-name="T14">right</text:span><text:span text:style-name="T13">.</text:span><text:span text:style-name="T14">body</text:span><text:span text:style-name="T13">[</text:span><text:span text:style-name="T14">i</text:span><text:span text:style-name="T13">];</text:span></text:p>
      <text:p text:style-name="P19"><text:s text:c="8"/><text:span text:style-name="T14">}</text:span></text:p>
      <text:p text:style-name="P19"><text:s text:c="4"/><text:span text:style-name="T14">}</text:span></text:p>
      <text:p text:style-name="P16"><text:span text:style-name="T12"><text:s text:c="4"/></text:span><text:span text:style-name="T11">return </text:span><text:span text:style-name="T13">*</text:span><text:span text:style-name="T11">this</text:span><text:span text:style-name="T13">;</text:span></text:p>
      <text:p text:style-name="P22">}</text:p>
      <text:p text:style-name="P13">functions.h</text:p>
      <text:p text:style-name="P13"/>
      <text:p text:style-name="P28"><text:span text:style-name="T3">#pragma </text:span>once <text:s text:c="89"/></text:p>
      <text:p text:style-name="P15"><text:span text:style-name="T10">class </text:span><text:span text:style-name="T22">Triangle </text:span><text:span text:style-name="T12">{</text:span></text:p>
      <text:p text:style-name="P15"><text:span text:style-name="T10">public</text:span><text:span text:style-name="T12">:</text:span></text:p>
      <text:p text:style-name="P16"><text:span text:style-name="T12"><text:s text:c="4"/></text:span><text:span text:style-name="T6">Triangle </text:span><text:span text:style-name="T13">(</text:span><text:span text:style-name="T11">double</text:span><text:span text:style-name="T13">, </text:span><text:span text:style-name="T11">double</text:span><text:span text:style-name="T13">, </text:span><text:span text:style-name="T11">double</text:span><text:span text:style-name="T13">, </text:span><text:span text:style-name="T11">double</text:span><text:span text:style-name="T13">, </text:span><text:span text:style-name="T11">double</text:span><text:span text:style-name="T13">, </text:span><text:span text:style-name="T11">double</text:span><text:span text:style-name="T13">);</text:span></text:p>
      <text:p text:style-name="P16"><text:span text:style-name="T12"><text:s text:c="4"/></text:span><text:span text:style-name="T11">double </text:span><text:span text:style-name="T6">area </text:span><text:span text:style-name="T13">() </text:span><text:span text:style-name="T11">const</text:span><text:span text:style-name="T13">;</text:span></text:p>
      <text:p text:style-name="P16"><text:span text:style-name="T12"><text:s text:c="4"/></text:span><text:span text:style-name="T11">void </text:span><text:span text:style-name="T6">transport </text:span><text:span text:style-name="T13">(</text:span><text:span text:style-name="T23">std</text:span><text:span text:style-name="T13">::</text:span><text:span text:style-name="T23">vector </text:span><text:span text:style-name="T13">&lt;</text:span><text:span text:style-name="T11">int</text:span><text:span text:style-name="T13">&gt;);</text:span></text:p>
      <text:p text:style-name="P16"><text:span text:style-name="T12"><text:s text:c="4"/></text:span><text:span text:style-name="T11">friend </text:span><text:span text:style-name="T23">std</text:span><text:span text:style-name="T13">::</text:span><text:span text:style-name="T8">ostream </text:span><text:span text:style-name="T13">&amp;</text:span><text:span text:style-name="T11">operator</text:span><text:span text:style-name="T13">&lt;&lt; (</text:span><text:span text:style-name="T23">std</text:span><text:span text:style-name="T13">::</text:span><text:span text:style-name="T8">ostream </text:span><text:span text:style-name="T13">&amp;</text:span><text:span text:style-name="T18">out</text:span><text:span text:style-name="T13">, </text:span><text:span text:style-name="T11">const </text:span><text:span text:style-name="T23">Triangle </text:span><text:span text:style-name="T13">&amp;</text:span><text:span text:style-name="T18">value</text:span><text:span text:style-name="T13">) {</text:span></text:p>
      <text:p text:style-name="P16"><text:span text:style-name="T12"><text:s text:c="8"/></text:span><text:span text:style-name="T18">out </text:span><text:span text:style-name="T13">&lt;&lt; </text:span><text:span text:style-name="T8">'[' </text:span><text:span text:style-name="T13">&lt;&lt; </text:span><text:span text:style-name="T18">value</text:span><text:span text:style-name="T13">.</text:span><text:span text:style-name="T27">a_x </text:span><text:span text:style-name="T13">&lt;&lt; </text:span><text:span text:style-name="T8">", " </text:span><text:span text:style-name="T13">&lt;&lt; </text:span><text:span text:style-name="T18">value</text:span><text:span text:style-name="T13">.</text:span><text:span text:style-name="T27">a_y </text:span><text:span text:style-name="T13">&lt;&lt; </text:span><text:span text:style-name="T8">']' </text:span><text:span text:style-name="T13">&lt;&lt; </text:span><text:span text:style-name="T8">'[' </text:span><text:span text:style-name="T13">&lt;&lt; </text:span><text:span text:style-name="T18">value</text:span><text:span text:style-name="T13">.</text:span><text:span text:style-name="T27">b_x </text:span><text:span text:style-name="T13">&lt;&lt; </text:span><text:span text:style-name="T8">", " </text:span><text:span text:style-name="T13">&lt;&lt; </text:span><text:span text:style-name="T18">value</text:span><text:span text:style-name="T13">.</text:span><text:span text:style-name="T27">b_y </text:span><text:span text:style-name="T13">&lt;&lt; </text:span><text:span text:style-name="T8">']'</text:span></text:p>
      <text:p text:style-name="P16"><text:span text:style-name="T7"><text:s text:c="8"/></text:span><text:span text:style-name="T13">&lt;&lt; </text:span><text:span text:style-name="T8">'[' </text:span><text:span text:style-name="T13">&lt;&lt; </text:span><text:span text:style-name="T18">value</text:span><text:span text:style-name="T13">.</text:span><text:span text:style-name="T27">c_x </text:span><text:span text:style-name="T13">&lt;&lt; </text:span><text:span text:style-name="T8">", " </text:span><text:span text:style-name="T13">&lt;&lt; </text:span><text:span text:style-name="T18">value</text:span><text:span text:style-name="T13">.</text:span><text:span text:style-name="T27">c_y </text:span><text:span text:style-name="T13">&lt;&lt; </text:span><text:span text:style-name="T8">']'</text:span><text:span text:style-name="T13">;</text:span></text:p>
      <text:p text:style-name="P16"><text:span text:style-name="T12"><text:s text:c="8"/></text:span><text:span text:style-name="T11">return </text:span><text:span text:style-name="T18">out</text:span><text:span text:style-name="T13">;</text:span></text:p>
      <text:p text:style-name="P19"><text:s text:c="4"/><text:span text:style-name="T14">}</text:span></text:p>
      <text:p text:style-name="P16"><text:span text:style-name="T12"><text:s text:c="4"/></text:span><text:span text:style-name="T11">friend bool operator</text:span><text:span text:style-name="T13">&gt; (</text:span><text:span text:style-name="T11">const </text:span><text:span text:style-name="T23">Triangle </text:span><text:span text:style-name="T13">&amp;</text:span><text:span text:style-name="T18">left</text:span><text:span text:style-name="T13">, </text:span><text:span text:style-name="T11">const </text:span><text:span text:style-name="T23">Triangle </text:span><text:span text:style-name="T13">&amp;</text:span><text:span text:style-name="T18">right</text:span><text:span text:style-name="T13">) {</text:span></text:p>
      <text:p text:style-name="P16"><text:span text:style-name="T12"><text:s text:c="8"/></text:span><text:span text:style-name="T11">return </text:span><text:span text:style-name="T18">left</text:span><text:span text:style-name="T13">.</text:span><text:span text:style-name="T6">area</text:span><text:span text:style-name="T13">() &gt; </text:span><text:span text:style-name="T18">right</text:span><text:span text:style-name="T13">.</text:span><text:span text:style-name="T6">area</text:span><text:span text:style-name="T13">();</text:span></text:p>
      <text:p text:style-name="P19"><text:s text:c="4"/><text:span text:style-name="T14">}</text:span></text:p>
      <text:p text:style-name="P16"><text:span text:style-name="T12"><text:s text:c="4"/></text:span><text:span text:style-name="T11">friend bool operator</text:span><text:span text:style-name="T13">&lt; (</text:span><text:span text:style-name="T11">const </text:span><text:span text:style-name="T23">Triangle </text:span><text:span text:style-name="T13">&amp;</text:span><text:span text:style-name="T18">left</text:span><text:span text:style-name="T13">, </text:span><text:span text:style-name="T11">const </text:span><text:span text:style-name="T23">Triangle </text:span><text:span text:style-name="T13">&amp;</text:span><text:span text:style-name="T18">right</text:span><text:span text:style-name="T13">) {</text:span></text:p>
      <text:p text:style-name="P16"><text:soft-page-break/><text:span text:style-name="T12"><text:s text:c="8"/></text:span><text:span text:style-name="T11">return </text:span><text:span text:style-name="T18">left</text:span><text:span text:style-name="T13">.</text:span><text:span text:style-name="T6">area</text:span><text:span text:style-name="T13">() &lt; </text:span><text:span text:style-name="T18">right</text:span><text:span text:style-name="T13">.</text:span><text:span text:style-name="T6">area</text:span><text:span text:style-name="T13">();</text:span></text:p>
      <text:p text:style-name="P19"><text:s text:c="4"/><text:span text:style-name="T14">}</text:span></text:p>
      <text:p text:style-name="P16"><text:span text:style-name="T12"><text:s text:c="4"/></text:span><text:span text:style-name="T11">friend bool operator</text:span><text:span text:style-name="T13">== (</text:span><text:span text:style-name="T11">const </text:span><text:span text:style-name="T23">Triangle </text:span><text:span text:style-name="T13">&amp;</text:span><text:span text:style-name="T18">left</text:span><text:span text:style-name="T13">, </text:span><text:span text:style-name="T11">const </text:span><text:span text:style-name="T23">Triangle </text:span><text:span text:style-name="T13">&amp;</text:span><text:span text:style-name="T18">right</text:span><text:span text:style-name="T13">) {</text:span></text:p>
      <text:p text:style-name="P16"><text:span text:style-name="T12"><text:s text:c="8"/></text:span><text:span text:style-name="T11">return </text:span><text:span text:style-name="T18">left</text:span><text:span text:style-name="T13">.</text:span><text:span text:style-name="T6">area</text:span><text:span text:style-name="T13">() == </text:span><text:span text:style-name="T18">right</text:span><text:span text:style-name="T13">.</text:span><text:span text:style-name="T6">area</text:span><text:span text:style-name="T13">();</text:span></text:p>
      <text:p text:style-name="P19"><text:s text:c="4"/><text:span text:style-name="T14">}</text:span></text:p>
      <text:p text:style-name="P16"><text:span text:style-name="T12"><text:s text:c="4"/></text:span><text:span text:style-name="T11">friend bool operator</text:span><text:span text:style-name="T13">!= (</text:span><text:span text:style-name="T11">const </text:span><text:span text:style-name="T23">Triangle </text:span><text:span text:style-name="T13">&amp;</text:span><text:span text:style-name="T18">left</text:span><text:span text:style-name="T13">, </text:span><text:span text:style-name="T11">const </text:span><text:span text:style-name="T23">Triangle </text:span><text:span text:style-name="T13">&amp;</text:span><text:span text:style-name="T18">right</text:span><text:span text:style-name="T13">) {</text:span></text:p>
      <text:p text:style-name="P16"><text:span text:style-name="T12"><text:s text:c="8"/></text:span><text:span text:style-name="T11">return </text:span><text:span text:style-name="T18">left</text:span><text:span text:style-name="T13">.</text:span><text:span text:style-name="T6">area</text:span><text:span text:style-name="T13">() != </text:span><text:span text:style-name="T18">right</text:span><text:span text:style-name="T13">.</text:span><text:span text:style-name="T6">area</text:span><text:span text:style-name="T13">();</text:span></text:p>
      <text:p text:style-name="P19"><text:s text:c="4"/><text:span text:style-name="T14">}</text:span></text:p>
      <text:p text:style-name="P15"><text:span text:style-name="T10">private</text:span><text:span text:style-name="T12">:</text:span></text:p>
      <text:p text:style-name="P16"><text:span text:style-name="T12"><text:s text:c="4"/></text:span><text:span text:style-name="T11">double </text:span><text:span text:style-name="T27">a_x</text:span><text:span text:style-name="T13">;</text:span></text:p>
      <text:p text:style-name="P16"><text:span text:style-name="T12"><text:s text:c="4"/></text:span><text:span text:style-name="T11">double </text:span><text:span text:style-name="T27">a_y</text:span><text:span text:style-name="T13">;</text:span></text:p>
      <text:p text:style-name="P16"><text:span text:style-name="T12"><text:s text:c="4"/></text:span><text:span text:style-name="T11">double </text:span><text:span text:style-name="T27">b_x</text:span><text:span text:style-name="T13">;</text:span></text:p>
      <text:p text:style-name="P16"><text:span text:style-name="T12"><text:s text:c="4"/></text:span><text:span text:style-name="T11">double </text:span><text:span text:style-name="T27">b_y</text:span><text:span text:style-name="T13">;</text:span></text:p>
      <text:p text:style-name="P16"><text:span text:style-name="T12"><text:s text:c="4"/></text:span><text:span text:style-name="T11">double </text:span><text:span text:style-name="T27">c_x</text:span><text:span text:style-name="T13">;</text:span></text:p>
      <text:p text:style-name="P16"><text:span text:style-name="T12"><text:s text:c="4"/></text:span><text:span text:style-name="T11">double </text:span><text:span text:style-name="T27">c_y</text:span><text:span text:style-name="T13">;</text:span></text:p>
      <text:p text:style-name="P18">};</text:p>
      <text:p text:style-name="P15"><text:span text:style-name="T10">class </text:span><text:span text:style-name="T22">Array_int </text:span><text:span text:style-name="T12">{</text:span></text:p>
      <text:p text:style-name="P15"><text:span text:style-name="T10">public</text:span><text:span text:style-name="T12">:</text:span></text:p>
      <text:p text:style-name="P16"><text:span text:style-name="T12"><text:s text:c="4"/></text:span><text:span text:style-name="T6">Array_int </text:span><text:span text:style-name="T13">(</text:span><text:span text:style-name="T11">int </text:span><text:span text:style-name="T18">new_size</text:span><text:span text:style-name="T13">, </text:span><text:span text:style-name="T11">int </text:span><text:span text:style-name="T18">temp_value</text:span><text:span text:style-name="T13">) {</text:span></text:p>
      <text:p text:style-name="P16"><text:span text:style-name="T12"><text:s text:c="8"/></text:span><text:span text:style-name="T11">if </text:span><text:span text:style-name="T13">(</text:span><text:span text:style-name="T18">new_size </text:span><text:span text:style-name="T13">&gt; </text:span><text:span text:style-name="T18">100</text:span><text:span text:style-name="T13">) {</text:span></text:p>
      <text:p text:style-name="P16"><text:span text:style-name="T12"><text:s text:c="12"/></text:span><text:span text:style-name="T23">std</text:span><text:span text:style-name="T13">::</text:span><text:span text:style-name="T25">cerr </text:span><text:span text:style-name="T13">&lt;&lt; </text:span><text:span text:style-name="T8">"Array is too big: " </text:span><text:span text:style-name="T13">&lt;&lt; </text:span><text:span text:style-name="T18">new_size </text:span><text:span text:style-name="T13">&lt;&lt; </text:span><text:span text:style-name="T8">"/100"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12"/></text:span><text:span text:style-name="T23">std</text:span><text:span text:style-name="T13">::</text:span><text:span text:style-name="T6">exit</text:span><text:span text:style-name="T13">(</text:span><text:span text:style-name="T24">EXIT_FAILURE</text:span><text:span text:style-name="T13">);</text:span></text:p>
      <text:p text:style-name="P19"><text:s text:c="8"/><text:span text:style-name="T14">}</text:span></text:p>
      <text:p text:style-name="P16"><text:span text:style-name="T12"><text:s text:c="8"/></text:span><text:span text:style-name="T28">this</text:span><text:span text:style-name="T13">-&gt;</text:span><text:span text:style-name="T27">size </text:span><text:span text:style-name="T13">= </text:span><text:span text:style-name="T18">new_size</text:span><text:span text:style-name="T13">;</text:span></text:p>
      <text:p text:style-name="P16"><text:span text:style-name="T12"><text:s text:c="8"/></text:span><text:span text:style-name="T28">this</text:span><text:span text:style-name="T13">-&gt;</text:span><text:span text:style-name="T27">body </text:span><text:span text:style-name="T13">= </text:span><text:span text:style-name="T11">new int </text:span><text:span text:style-name="T13">[</text:span><text:span text:style-name="T18">new_size</text:span><text:span text:style-name="T13">];</text:span></text:p>
      <text:p text:style-name="P16"><text:span text:style-name="T12"><text:s text:c="8"/></text:span><text:span text:style-name="T11">for </text:span><text:span text:style-name="T13">(</text:span><text:span text:style-name="T11">int </text:span><text:span text:style-name="T25">i </text:span><text:span text:style-name="T13">= </text:span><text:span text:style-name="T18">0</text:span><text:span text:style-name="T13">; </text:span><text:span text:style-name="T25">i </text:span><text:span text:style-name="T13">&lt; </text:span><text:span text:style-name="T28">this</text:span><text:span text:style-name="T13">-&gt;</text:span><text:span text:style-name="T27">size</text:span><text:span text:style-name="T13">; </text:span><text:span text:style-name="T25">i</text:span><text:span text:style-name="T13">++) {</text:span></text:p>
      <text:p text:style-name="P16"><text:span text:style-name="T12"><text:s text:c="12"/></text:span><text:span text:style-name="T28">this</text:span><text:span text:style-name="T13">-&gt;</text:span><text:span text:style-name="T27">body</text:span><text:span text:style-name="T13">[</text:span><text:span text:style-name="T25">i</text:span><text:span text:style-name="T13">] = </text:span><text:span text:style-name="T18">temp_value</text:span><text:span text:style-name="T13">;</text:span></text:p>
      <text:p text:style-name="P19"><text:s text:c="8"/><text:span text:style-name="T14">}</text:span></text:p>
      <text:p text:style-name="P19"><text:s text:c="4"/><text:span text:style-name="T14">}</text:span></text:p>
      <text:p text:style-name="P16"><text:span text:style-name="T12"><text:s text:c="4"/></text:span><text:span text:style-name="T6">~Array_int</text:span><text:span text:style-name="T13">() {</text:span></text:p>
      <text:p text:style-name="P16"><text:span text:style-name="T12"><text:s text:c="8"/></text:span><text:span text:style-name="T11">delete </text:span><text:span text:style-name="T13">[] </text:span><text:span text:style-name="T28">this</text:span><text:span text:style-name="T13">-&gt;</text:span><text:span text:style-name="T27">body</text:span><text:span text:style-name="T13">;</text:span></text:p>
      <text:p text:style-name="P19"><text:s text:c="4"/><text:span text:style-name="T14">}</text:span></text:p>
      <text:p text:style-name="P16"><text:span text:style-name="T12"><text:s text:c="4"/></text:span><text:span text:style-name="T11">friend </text:span><text:span text:style-name="T23">std</text:span><text:span text:style-name="T13">::</text:span><text:span text:style-name="T8">ostream </text:span><text:span text:style-name="T13">&amp;</text:span><text:span text:style-name="T11">operator</text:span><text:span text:style-name="T13">&lt;&lt; (</text:span><text:span text:style-name="T23">std</text:span><text:span text:style-name="T13">::</text:span><text:span text:style-name="T8">ostream </text:span><text:span text:style-name="T13">&amp;</text:span><text:span text:style-name="T18">out</text:span><text:span text:style-name="T13">, </text:span><text:span text:style-name="T11">const </text:span><text:span text:style-name="T23">Array_int </text:span><text:span text:style-name="T13">&amp;</text:span><text:span text:style-name="T18">value</text:span><text:span text:style-name="T13">) {</text:span></text:p>
      <text:p text:style-name="P16"><text:span text:style-name="T12"><text:s text:c="8"/></text:span><text:span text:style-name="T18">out </text:span><text:span text:style-name="T13">&lt;&lt; </text:span><text:span text:style-name="T8">'{'</text:span><text:span text:style-name="T13">;</text:span></text:p>
      <text:p text:style-name="P16"><text:span text:style-name="T12"><text:s text:c="8"/></text:span><text:span text:style-name="T11">for </text:span><text:span text:style-name="T13">(</text:span><text:span text:style-name="T11">int </text:span><text:span text:style-name="T25">i </text:span><text:span text:style-name="T13">= </text:span><text:span text:style-name="T18">0</text:span><text:span text:style-name="T13">; </text:span><text:span text:style-name="T25">i </text:span><text:span text:style-name="T13">&lt; </text:span><text:span text:style-name="T18">value</text:span><text:span text:style-name="T13">.</text:span><text:span text:style-name="T27">size</text:span><text:span text:style-name="T13">; </text:span><text:span text:style-name="T25">i</text:span><text:span text:style-name="T13">++) {</text:span></text:p>
      <text:p text:style-name="P16"><text:span text:style-name="T12"><text:s text:c="12"/></text:span><text:span text:style-name="T18">out </text:span><text:span text:style-name="T13">&lt;&lt; </text:span><text:span text:style-name="T18">value</text:span><text:span text:style-name="T13">.</text:span><text:span text:style-name="T27">body</text:span><text:span text:style-name="T13">[</text:span><text:span text:style-name="T25">i</text:span><text:span text:style-name="T13">];</text:span></text:p>
      <text:p text:style-name="P16"><text:span text:style-name="T12"><text:s text:c="12"/></text:span><text:span text:style-name="T11">if </text:span><text:span text:style-name="T13">(</text:span><text:span text:style-name="T25">i </text:span><text:span text:style-name="T13">!= </text:span><text:span text:style-name="T18">value</text:span><text:span text:style-name="T13">.</text:span><text:span text:style-name="T27">size </text:span><text:span text:style-name="T13">- </text:span><text:span text:style-name="T18">1</text:span><text:span text:style-name="T13">) {</text:span></text:p>
      <text:p text:style-name="P16"><text:span text:style-name="T12"><text:s text:c="16"/></text:span><text:span text:style-name="T18">out </text:span><text:span text:style-name="T13">&lt;&lt; </text:span><text:span text:style-name="T8">", "</text:span><text:span text:style-name="T13">;</text:span></text:p>
      <text:p text:style-name="P19"><text:s text:c="12"/><text:span text:style-name="T14">}</text:span></text:p>
      <text:p text:style-name="P19"><text:s text:c="8"/><text:span text:style-name="T14">}</text:span></text:p>
      <text:p text:style-name="P16"><text:span text:style-name="T12"><text:s text:c="8"/></text:span><text:span text:style-name="T18">out </text:span><text:span text:style-name="T13">&lt;&lt; </text:span><text:span text:style-name="T8">'}'</text:span><text:span text:style-name="T13">;</text:span></text:p>
      <text:p text:style-name="P16"><text:span text:style-name="T12"><text:s text:c="8"/></text:span><text:span text:style-name="T11">return </text:span><text:span text:style-name="T18">out</text:span><text:span text:style-name="T13">;</text:span></text:p>
      <text:p text:style-name="P19"><text:s text:c="4"/><text:span text:style-name="T14">}</text:span></text:p>
      <text:p text:style-name="P16"><text:span text:style-name="T12"><text:s text:c="4"/></text:span><text:span text:style-name="T11">friend </text:span><text:span text:style-name="T23">Array_int </text:span><text:span text:style-name="T11">operator</text:span><text:span text:style-name="T13">+ (</text:span><text:span text:style-name="T11">const </text:span><text:span text:style-name="T23">Array_int </text:span><text:span text:style-name="T13">&amp;</text:span><text:span text:style-name="T18">left</text:span><text:span text:style-name="T13">, </text:span><text:span text:style-name="T11">const </text:span><text:span text:style-name="T23">Array_int </text:span><text:span text:style-name="T13">&amp;</text:span><text:span text:style-name="T18">right</text:span><text:span text:style-name="T13">) {</text:span></text:p>
      <text:p text:style-name="P16"><text:span text:style-name="T12"><text:s text:c="8"/></text:span><text:span text:style-name="T23">Array_int </text:span><text:span text:style-name="T25">temp</text:span><text:span text:style-name="T13">(</text:span><text:span text:style-name="T18">left</text:span><text:span text:style-name="T13">.</text:span><text:span text:style-name="T27">size </text:span><text:span text:style-name="T13">+ </text:span><text:span text:style-name="T18">right</text:span><text:span text:style-name="T13">.</text:span><text:span text:style-name="T27">size</text:span><text:span text:style-name="T13">, </text:span><text:span text:style-name="T18">left</text:span><text:span text:style-name="T13">.</text:span><text:span text:style-name="T27">body</text:span><text:span text:style-name="T13">[</text:span><text:span text:style-name="T18">0</text:span><text:span text:style-name="T13">]);</text:span></text:p>
      <text:p text:style-name="P16"><text:span text:style-name="T12"><text:s text:c="8"/></text:span><text:span text:style-name="T11">for </text:span><text:span text:style-name="T13">(</text:span><text:span text:style-name="T11">int </text:span><text:span text:style-name="T25">i </text:span><text:span text:style-name="T13">= </text:span><text:span text:style-name="T18">0</text:span><text:span text:style-name="T13">; </text:span><text:span text:style-name="T25">i </text:span><text:span text:style-name="T13">&lt; </text:span><text:span text:style-name="T18">left</text:span><text:span text:style-name="T13">.</text:span><text:span text:style-name="T27">size</text:span><text:span text:style-name="T13">; </text:span><text:span text:style-name="T25">i</text:span><text:span text:style-name="T13">++) {</text:span></text:p>
      <text:p text:style-name="P16"><text:span text:style-name="T12"><text:s text:c="12"/></text:span><text:span text:style-name="T25">temp</text:span><text:span text:style-name="T13">.</text:span><text:span text:style-name="T27">body</text:span><text:span text:style-name="T13">[</text:span><text:span text:style-name="T25">i</text:span><text:span text:style-name="T13">] = </text:span><text:span text:style-name="T18">left</text:span><text:span text:style-name="T13">.</text:span><text:span text:style-name="T27">body</text:span><text:span text:style-name="T13">[</text:span><text:span text:style-name="T25">i</text:span><text:span text:style-name="T13">];</text:span></text:p>
      <text:p text:style-name="P19"><text:s text:c="8"/><text:span text:style-name="T14">}</text:span></text:p>
      <text:p text:style-name="P16"><text:span text:style-name="T12"><text:s text:c="8"/></text:span><text:span text:style-name="T11">for </text:span><text:span text:style-name="T13">(</text:span><text:span text:style-name="T11">int </text:span><text:span text:style-name="T25">i </text:span><text:span text:style-name="T13">= </text:span><text:span text:style-name="T18">left</text:span><text:span text:style-name="T13">.</text:span><text:span text:style-name="T27">size</text:span><text:span text:style-name="T13">; </text:span><text:span text:style-name="T25">i </text:span><text:span text:style-name="T13">&lt; </text:span><text:span text:style-name="T18">left</text:span><text:span text:style-name="T13">.</text:span><text:span text:style-name="T27">size </text:span><text:span text:style-name="T13">+ </text:span><text:span text:style-name="T18">right</text:span><text:span text:style-name="T13">.</text:span><text:span text:style-name="T27">size</text:span><text:span text:style-name="T13">; </text:span><text:span text:style-name="T25">i</text:span><text:span text:style-name="T13">++) {</text:span></text:p>
      <text:p text:style-name="P16"><text:span text:style-name="T12"><text:s text:c="12"/></text:span><text:span text:style-name="T25">temp</text:span><text:span text:style-name="T13">.</text:span><text:span text:style-name="T27">body</text:span><text:span text:style-name="T13">[</text:span><text:span text:style-name="T25">i</text:span><text:span text:style-name="T13">] = </text:span><text:span text:style-name="T18">right</text:span><text:span text:style-name="T13">.</text:span><text:span text:style-name="T27">body</text:span><text:span text:style-name="T13">[</text:span><text:span text:style-name="T25">i </text:span><text:span text:style-name="T13">- </text:span><text:span text:style-name="T18">left</text:span><text:span text:style-name="T13">.</text:span><text:span text:style-name="T27">size</text:span><text:span text:style-name="T13">];</text:span></text:p>
      <text:p text:style-name="P19"><text:s text:c="8"/><text:span text:style-name="T14">}</text:span></text:p>
      <text:p text:style-name="P16"><text:span text:style-name="T12"><text:s text:c="8"/></text:span><text:span text:style-name="T11">return </text:span><text:span text:style-name="T25">temp</text:span><text:span text:style-name="T13">;</text:span></text:p>
      <text:p text:style-name="P19"><text:s text:c="4"/><text:span text:style-name="T14">}</text:span></text:p>
      <text:p text:style-name="P16"><text:span text:style-name="T12"><text:s text:c="4"/></text:span><text:span text:style-name="T23">Array_int </text:span><text:span text:style-name="T13">&amp;</text:span><text:span text:style-name="T11">operator</text:span><text:span text:style-name="T13">= (</text:span><text:span text:style-name="T11">const </text:span><text:span text:style-name="T23">Array_int </text:span><text:span text:style-name="T13">&amp;);</text:span></text:p>
      <text:p text:style-name="P16"><text:span text:style-name="T12"><text:s text:c="4"/></text:span><text:span text:style-name="T11">friend bool operator</text:span><text:span text:style-name="T13">&gt; (</text:span><text:span text:style-name="T11">const </text:span><text:span text:style-name="T23">Array_int </text:span><text:span text:style-name="T13">&amp;</text:span><text:span text:style-name="T18">left</text:span><text:span text:style-name="T13">, </text:span><text:span text:style-name="T11">const </text:span><text:span text:style-name="T23">Array_int </text:span><text:span text:style-name="T13">&amp;</text:span><text:span text:style-name="T18">right</text:span><text:span text:style-name="T13">) {</text:span></text:p>
      <text:p text:style-name="P16"><text:soft-page-break/><text:span text:style-name="T12"><text:s text:c="8"/></text:span><text:span text:style-name="T11">return </text:span><text:span text:style-name="T18">left</text:span><text:span text:style-name="T13">.</text:span><text:span text:style-name="T27">size </text:span><text:span text:style-name="T13">&gt; </text:span><text:span text:style-name="T18">right</text:span><text:span text:style-name="T13">.</text:span><text:span text:style-name="T27">size</text:span><text:span text:style-name="T13">;</text:span></text:p>
      <text:p text:style-name="P19"><text:s text:c="4"/><text:span text:style-name="T14">}</text:span></text:p>
      <text:p text:style-name="P16"><text:span text:style-name="T12"><text:s text:c="4"/></text:span><text:span text:style-name="T11">friend bool operator</text:span><text:span text:style-name="T13">&lt; (</text:span><text:span text:style-name="T11">const </text:span><text:span text:style-name="T23">Array_int </text:span><text:span text:style-name="T13">&amp;</text:span><text:span text:style-name="T18">left</text:span><text:span text:style-name="T13">, </text:span><text:span text:style-name="T11">const </text:span><text:span text:style-name="T23">Array_int </text:span><text:span text:style-name="T13">&amp;</text:span><text:span text:style-name="T18">right</text:span><text:span text:style-name="T13">) {</text:span></text:p>
      <text:p text:style-name="P16"><text:span text:style-name="T12"><text:s text:c="8"/></text:span><text:span text:style-name="T11">return </text:span><text:span text:style-name="T18">left</text:span><text:span text:style-name="T13">.</text:span><text:span text:style-name="T27">size </text:span><text:span text:style-name="T13">&lt; </text:span><text:span text:style-name="T18">right</text:span><text:span text:style-name="T13">.</text:span><text:span text:style-name="T27">size</text:span><text:span text:style-name="T13">;</text:span></text:p>
      <text:p text:style-name="P19"><text:s text:c="4"/><text:span text:style-name="T14">}</text:span></text:p>
      <text:p text:style-name="P16"><text:span text:style-name="T12"><text:s text:c="4"/></text:span><text:span text:style-name="T11">friend bool operator</text:span><text:span text:style-name="T13">== (</text:span><text:span text:style-name="T11">const </text:span><text:span text:style-name="T23">Array_int </text:span><text:span text:style-name="T13">&amp;</text:span><text:span text:style-name="T18">left</text:span><text:span text:style-name="T13">, </text:span><text:span text:style-name="T11">const </text:span><text:span text:style-name="T23">Array_int </text:span><text:span text:style-name="T13">&amp;</text:span><text:span text:style-name="T18">right</text:span><text:span text:style-name="T13">) {</text:span></text:p>
      <text:p text:style-name="P16"><text:span text:style-name="T12"><text:s text:c="8"/></text:span><text:span text:style-name="T11">return </text:span><text:span text:style-name="T18">left</text:span><text:span text:style-name="T13">.</text:span><text:span text:style-name="T27">size </text:span><text:span text:style-name="T13">== </text:span><text:span text:style-name="T18">right</text:span><text:span text:style-name="T13">.</text:span><text:span text:style-name="T27">size</text:span><text:span text:style-name="T13">;</text:span></text:p>
      <text:p text:style-name="P19"><text:s text:c="4"/><text:span text:style-name="T14">}</text:span></text:p>
      <text:p text:style-name="P16"><text:span text:style-name="T12"><text:s text:c="4"/></text:span><text:span text:style-name="T11">friend bool operator</text:span><text:span text:style-name="T13">!= (</text:span><text:span text:style-name="T11">const </text:span><text:span text:style-name="T23">Array_int </text:span><text:span text:style-name="T13">&amp;</text:span><text:span text:style-name="T18">left</text:span><text:span text:style-name="T13">, </text:span><text:span text:style-name="T11">const </text:span><text:span text:style-name="T23">Array_int </text:span><text:span text:style-name="T13">&amp;</text:span><text:span text:style-name="T18">right</text:span><text:span text:style-name="T13">) {</text:span></text:p>
      <text:p text:style-name="P16"><text:span text:style-name="T12"><text:s text:c="8"/></text:span><text:span text:style-name="T11">return </text:span><text:span text:style-name="T18">left</text:span><text:span text:style-name="T13">.</text:span><text:span text:style-name="T27">size </text:span><text:span text:style-name="T13">!= </text:span><text:span text:style-name="T18">right</text:span><text:span text:style-name="T13">.</text:span><text:span text:style-name="T27">size</text:span><text:span text:style-name="T13">;</text:span></text:p>
      <text:p text:style-name="P19"><text:s text:c="4"/><text:span text:style-name="T14">}</text:span></text:p>
      <text:p text:style-name="P15"><text:span text:style-name="T10">private</text:span><text:span text:style-name="T12">:</text:span></text:p>
      <text:p text:style-name="P16"><text:span text:style-name="T12"><text:s text:c="4"/></text:span><text:span text:style-name="T11">int </text:span><text:span text:style-name="T27">size</text:span><text:span text:style-name="T13">;</text:span></text:p>
      <text:p text:style-name="P16"><text:span text:style-name="T12"><text:s text:c="4"/></text:span><text:span text:style-name="T11">int </text:span><text:span text:style-name="T13">*</text:span><text:span text:style-name="T27">body</text:span><text:span text:style-name="T13">;</text:span></text:p>
      <text:p text:style-name="P22">};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6bdcb" officeooo:paragraph-rsid="0016bdc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Санкт-Петербург</text:p>
        <text:p text:style-name="MP1">202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0:20:54.224152610</meta:creation-date>
    <dc:date>2020-02-26T10:54:15.921245559</dc:date>
    <meta:editing-duration>PT1M1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5" meta:paragraph-count="178" meta:word-count="758" meta:character-count="5966" meta:non-whitespace-character-count="4326"/>
  </office:meta>
</office:document-meta>
</file>